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style:font-name="Times New Roman" fo:font-size="12pt" fo:language="uk" fo:country="UA" fo:font-weight="normal" officeooo:paragraph-rsid="0487e60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db296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e044f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51f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6ade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47c5fa1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asian="12pt"/>
    </style:style>
    <style:style style:name="T13" style:family="text">
      <style:text-properties officeooo:rsid="04a3a5d8"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4a3a5d8"/>
    </style:style>
    <style:style style:name="T16" style:family="text">
      <style:text-properties fo:font-style="normal" style:font-size-asian="12pt" style:font-style-asian="normal" style:font-style-complex="normal"/>
    </style:style>
    <style:style style:name="T17" style:family="text">
      <style:text-properties officeooo:rsid="04d9a275"/>
    </style:style>
    <style:style style:name="T18" style:family="text">
      <style:text-properties officeooo:rsid="04e51fdd"/>
    </style:style>
    <style:style style:name="T19" style:family="text">
      <style:text-properties officeooo:rsid="04e5d902"/>
    </style:style>
    <style:style style:name="T20" style:family="text">
      <style:text-properties officeooo:rsid="04e5e48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4</text:span></text:p>
      <text:p text:style-name="P15"><text:span text:style-name="T8"><text:line-break/></text:span><text:span text:style-name="T4">з дисципліни «Організація комп’ютерних мереж</text:span><text:span text:style-name="T10">»</text:span></text:p>
      <text:p text:style-name="P19"/>
      <text:p text:style-name="P16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21">Мета.</text:p>
      <text:list xml:id="list1911581164" text:style-name="L1">
        <text:list-item>
          <text:p text:style-name="P22">Навчитися описувати головні функції кожного рівня моделі OSI.</text:p>
        </text:list-item>
        <text:list-item>
          <text:p text:style-name="P23">Навчитися визначати рівні моделі OSI, на яких виконуються конкретні мережні операції.</text:p>
        </text:list-item>
        <text:list-item>
          <text:p text:style-name="P22">Навчитися визначати рівні моделі OSI, на яких функціонують конкретні мережні компоненти.</text:p>
        </text:list-item>
        <text:list-item>
          <text:p text:style-name="P23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1836861330" text:style-name="L2">
        <text:list-item>
          <text:p text:style-name="P24">Ознайомитися з описом та ілюстрацією еталонної моделі взаємодії відкритих систем (Lab_OSI).</text:p>
        </text:list-item>
      </text:list>
      <text:p text:style-name="P18"><text:bookmark text:name="page3R_mcid80"/><text:bookmark text:name="page3R_mcid79"/>Короткий опис моделі OSI</text:p>
      <text:p text:style-name="P17">В моделі OSI мережні функції розподілені між сімома рівнями. Кожному рівню відповідають різні мережні операції, устаткування і протоколи. На кожному рівні виконуються певні мережні функції, які взаємодіють з функціями сусідніх рівнів, вищерозміщеного і розміщеного нижче. Кожний рівень надає декілька послуг , що готують дані для доставки по мережі на інший комп'ютер. Рівні відділяються один від одного межами – інтерфейсами. Всі запити від одного рівня до іншого передаються через інтерфейс. Кожний рівень використовує послуги рівня, що розміщений нижче.</text:p>
      <text:p text:style-name="P18">Висновки</text:p>
      <text:p text:style-name="P37"/>
      <text:p text:style-name="P38">Контрольні питання</text:p>
      <text:list xml:id="list4274313282" text:style-name="L3">
        <text:list-item>
          <text:p text:style-name="P25">Рівні моделі OSI. Редиректор.</text:p>
          <text:p text:style-name="P28">Рівні:</text:p>
          <text:list>
            <text:list-item>
              <text:p text:style-name="P29">Фізичний <text:span text:style-name="T12">(Physical)</text:span> —<text:span text:style-name="T12"> Тут реалізуються електричний, оптичний, механічний і функціональний інтерфейси з кабелем. Фізичний рівень формує сигнали, які переносять дані, що поступили від вище розміщених рівнів.</text:span></text:p>
              <text:p text:style-name="P35">На цьому рівні визначається спосіб з'єднання мережевого кабелю з платою мережевого адаптера, зокрема, кількість контактів в з'єднувачах і їх функції. Тут визначається спосіб передачі даних через мережевий кабель.</text:p>
              <text:p text:style-name="P35">Фізичний рівень призначений для передачі бітів від одного комп'ютера до іншого. Зміст самих бітів на даному рівні значення не має. Цей рівень відповідає за кодування даних і синхронізацію бітів. Фізичний рівень встановлює тривалість кожного біта і спосіб перетворення біта у відповідні електричні або оптичні імпульси, що передаються через мережевий кабель.</text:p>
            </text:list-item>
            <text:list-item>
              <text:p text:style-name="P28">Канальний <text:span text:style-name="T15">(Data link) - </text:span><text:span text:style-name="T13">забезпечує точність передачі кадрів між комп'ютерами через Фізичний рівень.</text:span></text:p>
              <text:p text:style-name="P36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    </text:list-item>
            <text:list-item>
              <text:p text:style-name="P28"><text:span text:style-name="T16">Мережевий (Network) </text:span><text:span text:style-name="T12">— відповідає за адресацію повідомлень і переклад логічних адрес і імен у фізичні адреси. На цьому рівні розв'язуються також такі задачі і проблеми, пов'язані з мережевим трафіком, як комутація пакетів, маршрутизація і перевантаження.</text:span></text:p>
              <text:p text:style-name="P35">Якщо мережевий адаптер маршрутизатора не може передавати великі блоки даних, послані комп'ютером-відправником, на Мережевому рівні ці блоки розбиваються на менші. А Мережевий рівень комп'ютера-одержувача збирає ці дані до початкового стану.</text:p>
            </text:list-item>
            <text:list-item>
              <text:p text:style-name="P35">Транспортний (Transport) — гарантує доставку пакетів без помилок, в тій же послідовності, без втрат і дублювання. На цьому рівні повідомлення переупаковуються: довгі розбиваються на декілька пакетів, а короткі об'єднуються в один. Це збільшує ефективність передачі пакетів через мережу. На Транспортному рівні комп'ютера-одержувача повідомлення розпаковуються, відновлюються в первинному вигляді, і, звичайно, посилається сигнал підтвердження прийому.</text:p>
              <text:p text:style-name="P35">Транспортний рівень управляє потоком, перевіряє помилки і бере участь у рішенні проблем, пов'язаних з відправкою і отриманням пакетів.</text:p>
            </text:list-item>
            <text:list-item>
              <text:p text:style-name="P28">Сеансовий (Session) — дозволяє двом додаткам на різних комп'ютерах встановлювати, використовувати і завершувати з'єднання, зване сеансом. На цьому рівні виконуються такі функції як розпізнавання імен і захист, необхідні для зв'язку двох додатків в мережі.</text:p>
              <text:p text:style-name="P28">Сеансовий рівень забезпечує синхронізацію між призначеними для користувача задачами за допомогою розстановки в потоці даних контрольних точок (checkpoints). Таким чином, у разі мережевої помилки, буде потрібно наново передати тільки дані, наступні за останньою контрольною точкою. На цьому рівні виконується управління діалогом між взаємодіючими процесами.</text:p>
            </text:list-item>
            <text:list-item>
              <text:p text:style-name="P28"><text:span text:style-name="T12">Представницький (Presentation) — визначає формат, що використовується для обміну даними між мережевими комп'ютерами. На комп'ютері-відправнику дані, що поступили від Прикладного рівня на цьому рівні переводяться в загальнозрозумілий проміжний формат. На комп'ютері-одержувачі на цьому рівні відбувається переклад з проміжного формату в той, який використовується Прикладним рівнем даного комп'ютера. </text:span><text:soft-page-break/><text:span text:style-name="T12">Представницький рівень відповідає за перетворення протоколів, трансляцію даних, їх шифрування, зміну або перетворення вживаного набору символів (кодової таблиці) і розширення графічних команд. Представницький рівень управляє стисненням даних для зменшення передаваних бітів.</text:span></text:p>
              <text:p text:style-name="P35">На цьому рівні працює утиліта, звана редиректор (redirector). Її призначення — переадресовувати операції введення-виведення до ресурсів серверу.</text:p>
            </text:list-item>
            <text:list-item>
              <text:p text:style-name="P28">Прикладний (Application) — <text:s/>забезпечує послуги, напряму підтримуючі додатки користувача, такі, як програмне забезпечення для передачі файлів, доступу до баз даних і електронна пошта. Прикладний рівень управляє загальним доступом до мережі, потоком даних і обробкою помилок.</text:p>
            </text:list-item>
          </text:list>
          <text:p text:style-name="P30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<text:span text:style-name="T17">(redirect)</text:span>) іх мережній службі сервера. Результати звернення повертаються прикладній програмі в такому вигляді, як би файли знаходилися на локальному комп'ютері</text:p>
        </text:list-item>
      </text:list>
      <text:p text:style-name="P27"/>
      <text:list xml:id="list202553556200891" text:continue-numbering="true" text:style-name="L3">
        <text:list-item>
          <text:p text:style-name="P26">Формування пакетів у відповідності до рівнів моделі OSI. Структура пакета.</text:p>
          <text:p text:style-name="P32"><text:span text:style-name="T14">Пакет — </text:span>блок інформації Мережевого рівня, що передається між станціями мережі. Містить дані з протоколів вищого рівня, а також заголовок з ідентифікатором, адресами джерела та приймача, іноді поля контролю помилок. <text:span text:style-name="T18">Пакет складається з трьох частин:</text:span></text:p>
        </text:list-item>
      </text:list>
      <text:list xml:id="list2365816940" text:style-name="L4">
        <text:list-item>
          <text:list>
            <text:list-item>
              <text:p text:style-name="P33">Заголовок — складається з:</text:p>
              <text:list>
                <text:list-item>
                  <text:p text:style-name="P33">сигналу, який повідомляє про передачу пакету</text:p>
                </text:list-item>
                <text:list-item>
                  <text:p text:style-name="P33">адреси джерела (<text:span text:style-name="T19">source</text:span>)</text:p>
                </text:list-item>
                <text:list-item>
                  <text:p text:style-name="P33">адреси приймача <text:span text:style-name="T19">(destination)</text:span></text:p>
                </text:list-item>
                <text:list-item>
                  <text:p text:style-name="P33">інформації, яка синхронізує передачу.</text:p>
                </text:list-item>
              </text:list>
            </text:list-item>
            <text:list-item>
              <text:p text:style-name="P33">Дані - пакети можуть містити декілька типів даних:</text:p>
              <text:list>
                <text:list-item>
                  <text:p text:style-name="P33">інформацію</text:p>
                </text:list-item>
                <text:list-item>
                  <text:p text:style-name="P33">певні види даних і команд, що управляють комп'ютером</text:p>
                </text:list-item>
                <text:list-item>
                  <text:p text:style-name="P33">коди управління сеансом</text:p>
                </text:list-item>
              </text:list>
            </text:list-item>
            <text:list-item>
              <text:p text:style-name="P34">Трейлер — <text:span text:style-name="T20">залежить від протоколу</text:span></text:p>
            </text:list-item>
          </text:list>
          <text:p text:style-name="P34">Інформація, яку треба переслати через мережу, проходить зверху вниз всі сім рівнів, починаючи з Прикладного.</text:p>
          <text:p text:style-name="P34">На кожному рівні комп'ютера-відправника до блоку даних додається інформація, призначена для відповідного рівня комп'ютера-одержувача.</text:p>
          <text:p text:style-name="P34">Транспортний рівень розбиває початковий блок даних на пакети. Структура пакетів визначається протоколом, який використовують одержувач і відправник. На Транспортному рівні, до пакету додається інформація, яка допоможе одержувачу відновити початкові дані з послідовності пакетів.</text:p>
          <text:p text:style-name="P34">Коли пакет проходить Фізичний рівень, він містить інформацію всіх шести рівнів.</text:p>
        </text:list-item>
      </text:list>
      <text:list xml:id="list202553260426680" text:continue-list="list202553556200891" text:style-name="L3">
        <text:list-item>
          <text:p text:style-name="P25">Як забезпечується безпомилковість передачі даних (канальний рівень OSI).</text:p>
          <text:p text:style-name="P31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</text:list-item>
        <text:list-item>
          <text:p text:style-name="P25">Канальний рівень. Підрівні LLC, MAC.</text:p>
        </text:list-item>
        <text:list-item>
          <text:p text:style-name="P25">IEEE Project 80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2T20:25:51.692940567</dc:date>
    <meta:editing-duration>PT17H25M57S</meta:editing-duration>
    <meta:editing-cycles>1167</meta:editing-cycles>
    <meta:generator>LibreOffice/7.2.6.2$Linux_X86_64 LibreOffice_project/20$Build-2</meta:generator>
    <meta:document-statistic meta:table-count="0" meta:image-count="0" meta:object-count="1" meta:page-count="5" meta:paragraph-count="63" meta:word-count="935" meta:character-count="7178" meta:non-whitespace-character-count="6319"/>
  </office:meta>
</office:document-meta>
</file>